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49D9CFB1A2C48B4A324.jpg" manifest:media-type="image/jpeg"/>
  <manifest:file-entry manifest:full-path="Pictures/10000001000000E0000000762DCB60DBB418AC17.png" manifest:media-type="image/png"/>
  <manifest:file-entry manifest:full-path="Pictures/100000010000008E0000008D98B8E53BDCCCBDD4.png" manifest:media-type="image/png"/>
  <manifest:file-entry manifest:full-path="Pictures/100000010000019E00000169A94C3CCC50617B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pitch="variable"/>
    <style:font-face style:name="TUM Neue Helvetica 55 Regular1" svg:font-family="'TUM Neue Helvetica 55 Regular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.2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1" draw:text-style-name="P2" draw:layer="layout" svg:width="20.574cm" svg:height="1.195cm" svg:x="5.842cm" svg:y="0.762cm">
          <draw:text-box>
            <text:p text:style-name="P1"><text:span text:style-name="T1">Notes</text:span><text:span text:style-name="T2"> </text:span></text:p>
          </draw:text-box>
        </draw:frame>
        <draw:frame draw:style-name="gr2" draw:text-style-name="P4" draw:layer="layout" svg:width="32.258cm" svg:height="13.208cm" svg:x="1.016cm" svg:y="3.048cm">
          <draw:text-box>
            <text:list text:style-name="L1">
              <text:list-item>
                <text:p text:style-name="P3"><text:span text:style-name="T3">Select 3 events and try to get 0 loss <text:s/>(maybe with lr = 5e-3) → </text:span><text:span text:style-name="T4">started, get almost 0 loss (we get not 0 loss, maybe hint that using only 8 features is not correct model)</text:span></text:p>
              </text:list-item>
              <text:list-item>
                <text:p text:style-name="P3"><text:span text:style-name="T3">Use 12 features (8 + 4 delta features) → try to increase number of nodes. Does this improve loss?</text:span></text:p>
              </text:list-item>
              <text:list-item>
                <text:p text:style-name="P3"><text:span text:style-name="T3">Create validation data → </text:span><text:span text:style-name="T5">done</text:span></text:p>
              </text:list-item>
              <text:list-item>
                <text:p text:style-name="P3"><text:span text:style-name="T3">Test which of the </text:span><text:span text:style-name="T6">Δ</text:span><text:span text:style-name="T7">features is the relevant one</text:span></text:p>
              </text:list-item>
              <text:list-item>
                <text:p text:style-name="P3"><text:span text:style-name="T7">Add also mean features: E1+E1, theta1+theta2,ph1+phi2,time1+time2</text:span></text:p>
                <text:p text:style-name="P3"><text:span text:style-name="T7">→ </text:span><text:span text:style-name="T7">does adding up angles make really sense? I doubt...</text:span></text:p>
              </text:list-item>
              <text:list-item>
                <text:p text:style-name="P3"><text:span text:style-name="T7">Cleanup of code →</text:span><text:span text:style-name="T8"> work in progress</text:span></text:p>
              </text:list-item>
              <text:list-item>
                <text:p text:style-name="P3"><text:span text:style-name="T7">Plot Energy reconstruction with “Edge method”, classic califa clustering, agglomerative clustering,</text:span></text:p>
              </text:list-item>
            </text:list>
          </draw:text-box>
        </draw:frame>
        <presentation:notes draw:style-name="dp2" presentation:use-footer-name="ftr1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pitch="variable"/>
    <style:font-face style:name="TUM Neue Helvetica 55 Regular1" svg:font-family="'TUM Neue Helvetica 55 Regular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18</meta:editing-cycles>
    <meta:creation-date>2025-01-06T16:15:35.951327404</meta:creation-date>
    <meta:editing-duration>PT9H8M47S</meta:editing-duration>
    <meta:generator>LibreOffice/7.3.7.2$Linux_X86_64 LibreOffice_project/30$Build-2</meta:generator>
    <dc:date>2025-01-21T18:28:52.330697711</dc:date>
    <meta:document-statistic meta:object-count="9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  <meta:template xlink:type="simple" xlink:actuate="onRequest" xlink:title="r3b_template" xlink:href="../odsl_summary_oct_2024.odp" meta:date="2025-01-06T16:15:35.160576902"/>
  </office:meta>
</office:document-meta>
</file>